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1"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1f1580"/>
    </style:style>
    <style:style style:name="P2" style:family="paragraph" style:parent-style-name="Body">
      <style:text-properties style:font-name-asian=" Ð'A8Vÿ" style:font-name-complex=" Ð'A8Vÿ"/>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1" style:font-size-asian="10pt" style:font-name-complex="Monaco1" style:font-size-complex="10pt"/>
    </style:style>
    <style:style style:name="P4" style:family="paragraph" style:parent-style-name="Heading_20_2">
      <style:text-properties fo:color="#000000" style:font-name="Arial" fo:font-size="10pt" style:font-name-asian="`íVÿ" style:font-size-asian="10pt" style:font-name-complex="`íVÿ" style:font-size-complex="10pt"/>
    </style:style>
    <style:style style:name="P5" style:family="paragraph" style:parent-style-name="Body">
      <style:text-properties style:font-name="Arial" fo:font-size="10pt" style:font-size-asian="10pt" style:font-size-complex="10pt"/>
    </style:style>
    <style:style style:name="P6" style:family="paragraph" style:parent-style-name="Body">
      <style:paragraph-properties fo:text-align="start" style:justify-single-word="false"/>
      <style:text-properties style:font-name="Courier New2"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Standard">
      <style:paragraph-properties fo:text-align="start" style:justify-single-word="false"/>
      <style:text-properties style:font-name="Courier New2" fo:font-size="10pt" style:font-size-asian="10pt" style:font-size-complex="10pt"/>
    </style:style>
    <style:style style:name="P10" style:family="paragraph" style:parent-style-name="Standard">
      <style:paragraph-properties fo:text-align="start" style:justify-single-word="false"/>
      <style:text-properties style:font-name="Arial" fo:font-size="10pt" style:font-size-asian="10pt" style:font-size-complex="10pt"/>
    </style:style>
    <style:style style:name="P11" style:family="paragraph" style:parent-style-name="Standard">
      <style:text-properties fo:color="#000000" style:font-name="Arial" fo:font-size="10pt" style:font-name-asian="`íVÿ" style:font-size-asian="10pt" style:font-name-complex="`íVÿ" style:font-size-complex="10pt"/>
    </style:style>
    <style:style style:name="P12" style:family="paragraph" style:parent-style-name="Heading_20_2">
      <style:text-properties officeooo:rsid="00103507"/>
    </style:style>
    <style:style style:name="P13" style:family="paragraph" style:parent-style-name="Body">
      <style:text-properties officeooo:rsid="00103507" officeooo:paragraph-rsid="00103507"/>
    </style:style>
    <style:style style:name="P14" style:family="paragraph" style:parent-style-name="Body">
      <style:text-properties officeooo:rsid="00103507"/>
    </style:style>
    <style:style style:name="P15" style:family="paragraph" style:parent-style-name="Standard">
      <style:paragraph-properties fo:margin-top="0.282cm" fo:margin-bottom="0cm" loext:contextual-spacing="false"/>
    </style:style>
    <style:style style:name="P16" style:family="paragraph" style:parent-style-name="Body">
      <style:text-properties officeooo:paragraph-rsid="001f1580"/>
    </style:style>
    <style:style style:name="P17" style:family="paragraph" style:parent-style-name="Body">
      <style:text-properties fo:language="en" fo:country="US" style:language-complex="ar" style:country-complex="SA"/>
    </style:style>
    <style:style style:name="P18" style:family="paragraph" style:parent-style-name="Body">
      <style:text-properties fo:color="#ff0000" fo:language="en" fo:country="US" fo:font-style="italic" style:font-style-asian="italic"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paragraph-properties fo:text-align="start" style:justify-single-word="false"/>
    </style:style>
    <style:style style:name="P21" style:family="paragraph" style:parent-style-name="Body">
      <style:text-properties style:font-name="Arial" fo:font-size="10pt" style:font-name-asian=" Ð'4BWÿ" style:font-size-asian="10pt" style:font-name-complex=" Ð'4BWÿ" style:font-size-complex="10pt"/>
    </style:style>
    <style:style style:name="P22" style:family="paragraph" style:parent-style-name="Body">
      <style:text-properties style:font-name-asian=" Ð'A8Vÿ" style:font-name-complex=" Ð'A8Vÿ"/>
    </style:style>
    <style:style style:name="P23" style:family="paragraph" style:parent-style-name="Body">
      <style:text-properties officeooo:rsid="00103507" officeooo:paragraph-rsid="00103507"/>
    </style:style>
    <style:style style:name="P24" style:family="paragraph" style:parent-style-name="Body">
      <style:text-properties officeooo:paragraph-rsid="00159afb"/>
    </style:style>
    <style:style style:name="P2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6" style:family="paragraph" style:parent-style-name="Body">
      <style:paragraph-properties fo:orphans="2" fo:widows="2" style:writing-mode="lr-tb"/>
    </style:style>
    <style:style style:name="P2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text-properties fo:language="en" fo:country="US" style:language-complex="ar" style:country-complex="SA"/>
    </style:style>
    <style:style style:name="P29" style:family="paragraph" style:parent-style-name="Abstract">
      <style:text-properties fo:font-size="16pt" fo:language="en" fo:country="US" fo:font-weight="bold" style:font-size-asian="16pt" style:font-weight-asian="bold" style:language-complex="ar" style:country-complex="SA"/>
    </style:style>
    <style:style style:name="P30" style:family="paragraph" style:parent-style-name="Abstract">
      <style:text-properties fo:language="en" fo:country="US" style:language-complex="ar" style:country-complex="SA"/>
    </style:style>
    <style:style style:name="P31" style:family="paragraph" style:parent-style-name="CellBody">
      <style:text-properties fo:language="en" fo:country="US" style:language-complex="ar" style:country-complex="SA"/>
    </style:style>
    <style:style style:name="P32" style:family="paragraph" style:parent-style-name="CellBody">
      <style:paragraph-properties style:snap-to-layout-grid="false"/>
      <style:text-properties fo:language="en" fo:country="US" style:language-complex="ar" style:country-complex="SA"/>
    </style:style>
    <style:style style:name="P33" style:family="paragraph" style:parent-style-name="Document_20_Title">
      <style:text-properties fo:language="en" fo:country="US" style:language-complex="ar" style:country-complex="SA"/>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Standard">
      <style:text-properties style:font-name="Arial" officeooo:rsid="0017b85d" officeooo:paragraph-rsid="0017b85d"/>
    </style:style>
    <style:style style:name="P37" style:family="paragraph" style:parent-style-name="Standard">
      <style:paragraph-properties fo:text-align="start" style:justify-single-word="false"/>
    </style:style>
    <style:style style:name="P38" style:family="paragraph" style:parent-style-name="Standard">
      <style:text-properties fo:color="#646464" style:font-name="Courier New2" fo:font-size="10pt" style:font-name-asian="Monaco1" style:font-size-asian="10pt" style:font-name-complex="Monaco1" style:font-size-complex="10pt"/>
    </style:style>
    <style:style style:name="P39"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40" style:family="paragraph" style:parent-style-name="Standard">
      <style:text-properties officeooo:paragraph-rsid="0013c1e0"/>
    </style:style>
    <style:style style:name="P41" style:family="paragraph" style:parent-style-name="Text_20_body">
      <style:paragraph-properties fo:margin-left="2.286cm" fo:margin-right="0cm" fo:text-indent="0cm" style:auto-text-indent="false"/>
    </style:style>
    <style:style style:name="P42" style:family="paragraph" style:parent-style-name="Preformatted_20_Text">
      <style:paragraph-properties fo:text-align="start" style:justify-single-word="false"/>
    </style:style>
    <style:style style:name="P43" style:family="paragraph" style:parent-style-name="Preformatted_20_Text">
      <style:paragraph-properties fo:text-align="justify" style:justify-single-word="false"/>
      <style:text-properties style:font-name="Arial" officeooo:rsid="001a57da" officeooo:paragraph-rsid="001a3dfb"/>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1" style:font-size-asian="10pt" style:font-name-complex="Monaco1"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1" style:font-size-asian="10pt" style:font-name-complex="Monaco1" style:font-size-complex="10pt"/>
    </style:style>
    <style:style style:name="P46" style:family="paragraph" style:parent-style-name="Standard">
      <style:paragraph-properties fo:margin-left="0cm" fo:margin-right="0cm" fo:text-align="start" style:justify-single-word="false" fo:text-indent="0cm" style:auto-text-indent="false"/>
    </style:style>
    <style:style style:name="P47" style:family="paragraph" style:parent-style-name="Standard">
      <style:paragraph-properties fo:margin-left="0cm" fo:margin-right="0cm" fo:text-align="start" style:justify-single-word="false" fo:text-indent="0cm" style:auto-text-indent="false"/>
      <style:text-properties officeooo:paragraph-rsid="00147bcc"/>
    </style:style>
    <style:style style:name="P48"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49" style:family="paragraph" style:parent-style-name="Preformatted_20_Text">
      <style:paragraph-properties fo:margin-top="0cm" fo:margin-bottom="0.499cm" loext:contextual-spacing="false" fo:text-align="justify" style:justify-single-word="false"/>
      <style:text-properties style:font-name="Arial"/>
    </style:style>
    <style:style style:name="P50" style:family="paragraph" style:parent-style-name="Heading_20_1">
      <style:text-properties fo:language="en" fo:country="US" style:language-complex="ar" style:country-complex="SA"/>
    </style:style>
    <style:style style:name="P51" style:family="paragraph" style:parent-style-name="Heading_20_1">
      <style:paragraph-properties fo:break-before="page"/>
      <style:text-properties fo:language="en" fo:country="US" style:language-complex="ar" style:country-complex="SA"/>
    </style:style>
    <style:style style:name="P52" style:family="paragraph" style:parent-style-name="Heading_20_2">
      <style:text-properties fo:language="en" fo:country="US" style:language-complex="ar" style:country-complex="SA"/>
    </style:style>
    <style:style style:name="P53" style:family="paragraph" style:parent-style-name="Heading_20_2">
      <style:text-properties officeooo:paragraph-rsid="0016a6a5"/>
    </style:style>
    <style:style style:name="P54" style:family="paragraph" style:parent-style-name="Heading_20_2">
      <style:text-properties officeooo:rsid="00103507"/>
    </style:style>
    <style:style style:name="P55" style:family="paragraph" style:parent-style-name="Heading_20_2">
      <style:text-properties fo:color="#000000" style:font-name="Arial" fo:font-size="10pt" style:font-name-asian="`íVÿ" style:font-size-asian="10pt" style:font-name-complex="`íVÿ" style:font-size-complex="10pt"/>
    </style:style>
    <style:style style:name="P56" style:family="paragraph" style:parent-style-name="Body" style:list-style-name="L2">
      <style:text-properties style:font-name="Courier New2" fo:font-size="10pt" style:font-name-asian=" Ð'4BWÿ" style:font-size-asian="10pt" style:font-name-complex=" Ð'4BWÿ" style:font-size-complex="10pt"/>
    </style:style>
    <style:style style:name="P57" style:family="paragraph" style:parent-style-name="Body">
      <style:paragraph-properties fo:text-align="start" style:justify-single-word="false"/>
      <style:text-properties style:font-name="Courier New2" fo:font-size="10pt" style:font-size-asian="10pt" style:font-size-complex="10pt"/>
    </style:style>
    <style:style style:name="P58" style:family="paragraph" style:parent-style-name="Body">
      <style:text-properties officeooo:paragraph-rsid="001f1580"/>
    </style:style>
    <style:style style:name="P59" style:family="paragraph" style:parent-style-name="Body">
      <style:text-properties style:font-name-asian=" Ð'A8Vÿ" style:font-name-complex=" Ð'A8Vÿ"/>
    </style:style>
    <style:style style:name="P60" style:family="paragraph" style:parent-style-name="Body">
      <style:text-properties style:font-name="Arial" fo:font-size="10pt" style:font-size-asian="10pt" style:font-size-complex="10pt"/>
    </style:style>
    <style:style style:name="P61" style:family="paragraph" style:parent-style-name="Body">
      <style:text-properties style:font-name="Arial" fo:font-size="10pt" style:font-name-asian="`íVÿ" style:font-size-asian="10pt" style:font-name-complex="`íVÿ" style:font-size-complex="10pt"/>
    </style:style>
    <style:style style:name="P62" style:family="paragraph" style:parent-style-name="Body">
      <style:text-properties officeooo:rsid="00103507"/>
    </style:style>
    <style:style style:name="P63" style:family="paragraph" style:parent-style-name="Body">
      <style:text-properties officeooo:rsid="00103507" officeooo:paragraph-rsid="00103507"/>
    </style:style>
    <style:style style:name="P64" style:family="paragraph" style:parent-style-name="Body">
      <style:text-properties officeooo:rsid="0020c3e3" officeooo:paragraph-rsid="0020c3e3"/>
    </style:style>
    <style:style style:name="P65"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66"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6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8" style:family="paragraph" style:parent-style-name="CellBody">
      <style:paragraph-properties style:snap-to-layout-grid="false"/>
      <style:text-properties fo:language="en" fo:country="US" officeooo:rsid="0022a81e" officeooo:paragraph-rsid="0022a81e" style:language-complex="ar" style:country-complex="SA"/>
    </style:style>
    <style:style style:name="P69" style:family="paragraph" style:parent-style-name="CellBody">
      <style:text-properties fo:language="en" fo:country="US" officeooo:rsid="0022a81e" officeooo:paragraph-rsid="0022a81e" style:language-complex="ar" style:country-complex="SA"/>
    </style:style>
    <style:style style:name="P70" style:family="paragraph" style:parent-style-name="Definition_20_Term">
      <style:text-properties fo:language="en" fo:country="US" style:language-complex="ar" style:country-complex="SA"/>
    </style:style>
    <style:style style:name="P71" style:family="paragraph" style:parent-style-name="Preformatted_20_Text" style:list-style-name="L1">
      <style:paragraph-properties fo:text-align="justify" style:justify-single-word="false"/>
      <style:text-properties officeooo:paragraph-rsid="001a3dfb"/>
    </style:style>
    <style:style style:name="P72" style:family="paragraph" style:parent-style-name="Standard">
      <style:text-properties fo:color="#000000" style:font-name="Arial" fo:font-size="10pt" style:font-name-asian="`íVÿ" style:font-size-asian="10pt" style:font-name-complex="`íVÿ" style:font-size-complex="10pt"/>
    </style:style>
    <style:style style:name="P73" style:family="paragraph" style:parent-style-name="Standard">
      <style:text-properties style:font-name="Arial" fo:font-size="10pt" style:font-size-asian="10pt" style:font-size-complex="10pt"/>
    </style:style>
    <style:style style:name="P74" style:family="paragraph" style:parent-style-name="Standard">
      <style:paragraph-properties fo:text-align="start" style:justify-single-word="false"/>
      <style:text-properties style:font-name="Arial" fo:font-size="10pt" style:font-size-asian="10pt" style:font-size-complex="10pt"/>
    </style:style>
    <style:style style:name="P75" style:family="paragraph" style:parent-style-name="Standard">
      <style:paragraph-properties fo:text-align="start" style:justify-single-word="false"/>
      <style:text-properties style:font-name="Courier New2" fo:font-size="10pt" style:font-size-asian="10pt"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1" style:font-size-asian="10pt" style:font-name-complex="Monaco1" style:font-size-complex="10pt"/>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6a3e3e"/>
    </style:style>
    <style:style style:name="T4" style:family="text">
      <style:text-properties fo:color="#000000" style:text-underline-style="solid" style:text-underline-width="auto" style:text-underline-color="font-color"/>
    </style:style>
    <style:style style:name="T5" style:family="text">
      <style:text-properties fo:color="#000000" style:font-name-asian="Menlo-Regular" style:font-name-complex="Menlo-Regular"/>
    </style:style>
    <style:style style:name="T6" style:family="text">
      <style:text-properties fo:color="#000000" style:font-name="Arial" fo:font-size="10pt" style:font-name-asian="`íVÿ" style:font-size-asian="10pt" style:font-name-complex="`íVÿ" style:font-size-complex="10pt"/>
    </style:style>
    <style:style style:name="T7" style:family="text">
      <style:text-properties style:font-name="Courier New2"/>
    </style:style>
    <style:style style:name="T8" style:family="text">
      <style:text-properties officeooo:rsid="00103507"/>
    </style:style>
    <style:style style:name="T9" style:family="text">
      <style:text-properties fo:language="en" fo:country="US" style:language-complex="ar" style:country-complex="SA"/>
    </style:style>
    <style:style style:name="T10" style:family="text">
      <style:text-properties fo:font-size="14pt" fo:font-weight="normal" style:font-size-asian="14pt" style:font-weight-asian="normal"/>
    </style:style>
    <style:style style:name="T1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2" style:family="text">
      <style:text-properties style:font-name="Courier New"/>
    </style:style>
    <style:style style:name="T13" style:family="text">
      <style:text-properties style:font-name-asian=" ×Zÿ" style:font-name-complex=" ×Zÿ"/>
    </style:style>
    <style:style style:name="T14" style:family="text">
      <style:text-properties style:font-name="Courier New2"/>
    </style:style>
    <style:style style:name="T15" style:family="text">
      <style:text-properties style:font-name="Courier New2" fo:font-size="10pt" style:font-size-asian="10pt" style:font-size-complex="10pt"/>
    </style:style>
    <style:style style:name="T16" style:family="text">
      <style:text-properties style:font-name="Courier New2" fo:font-size="10pt" style:font-name-asian=" Ð'4BWÿ" style:font-size-asian="10pt" style:font-name-complex=" Ð'4BWÿ" style:font-size-complex="10pt"/>
    </style:style>
    <style:style style:name="T17"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8" style:family="text">
      <style:text-properties fo:color="#aa0d91" style:font-name="Courier New2" fo:font-size="10pt" style:font-name-asian="Menlo-Regular" style:font-size-asian="10pt" style:font-name-complex="Menlo-Regular" style:font-size-complex="10pt"/>
    </style:style>
    <style:style style:name="T19" style:family="text">
      <style:text-properties fo:color="#000000"/>
    </style:style>
    <style:style style:name="T20" style:family="text">
      <style:text-properties fo:color="#000000" style:font-name="Courier New2" fo:font-size="10pt" style:font-name-asian="Menlo-Regular" style:font-size-asian="10pt" style:font-name-complex="Menlo-Regular" style:font-size-complex="10pt"/>
    </style:style>
    <style:style style:name="T21" style:family="text">
      <style:text-properties fo:color="#000000" style:font-name-asian="Menlo-Regular" style:font-name-complex="Menlo-Regular"/>
    </style:style>
    <style:style style:name="T22" style:family="text">
      <style:text-properties fo:color="#000000" style:text-underline-style="solid" style:text-underline-width="auto" style:text-underline-color="font-color"/>
    </style:style>
    <style:style style:name="T23" style:family="text">
      <style:text-properties fo:color="#000000" style:font-name="Monospace" fo:font-size="10pt" style:font-size-asian="10pt"/>
    </style:style>
    <style:style style:name="T24" style:family="text">
      <style:text-properties fo:color="#000000" style:font-name="Monospace" fo:font-size="10pt" officeooo:rsid="00147bcc" style:font-size-asian="10pt"/>
    </style:style>
    <style:style style:name="T25" style:family="text">
      <style:text-properties fo:color="#000000" style:font-name="Courier New1" fo:font-size="10pt" fo:background-color="#d4d4d4" loext:char-shading-value="0" style:font-size-asian="10pt"/>
    </style:style>
    <style:style style:name="T26" style:family="text">
      <style:text-properties fo:color="#000000" officeooo:rsid="0020c3e3"/>
    </style:style>
    <style:style style:name="T27" style:family="text">
      <style:text-properties fo:color="#000000" style:font-name="Arial" fo:font-size="10pt" style:font-name-asian="`íVÿ" style:font-size-asian="10pt" style:font-name-complex="`íVÿ" style:font-size-complex="10pt"/>
    </style:style>
    <style:style style:name="T28" style:family="text">
      <style:text-properties style:font-name="Courier New1"/>
    </style:style>
    <style:style style:name="T29" style:family="text">
      <style:text-properties style:font-name="Courier New1" officeooo:rsid="0013b075"/>
    </style:style>
    <style:style style:name="T30" style:family="text">
      <style:text-properties style:font-name="Arial"/>
    </style:style>
    <style:style style:name="T31" style:family="text">
      <style:text-properties style:font-name="Arial" fo:font-size="10pt" style:font-name-asian=" Ð'4BWÿ" style:font-size-asian="10pt" style:font-name-complex=" Ð'4BWÿ" style:font-size-complex="10pt"/>
    </style:style>
    <style:style style:name="T32" style:family="text">
      <style:text-properties style:font-name="Arial" fo:font-size="10pt" officeooo:rsid="0020c3e3" style:font-name-asian=" Ð'4BWÿ" style:font-size-asian="10pt" style:font-name-complex=" Ð'4BWÿ" style:font-size-complex="10pt"/>
    </style:style>
    <style:style style:name="T33" style:family="text">
      <style:text-properties style:font-name="Arial" fo:font-size="10pt" style:font-name-asian=" Ð'A8Vÿ" style:font-size-asian="10pt" style:font-name-complex=" Ð'A8Vÿ" style:font-size-complex="10pt"/>
    </style:style>
    <style:style style:name="T34" style:family="text">
      <style:text-properties style:font-name="Arial" officeooo:rsid="001a57da"/>
    </style:style>
    <style:style style:name="T35" style:family="text">
      <style:text-properties style:font-name-asian=" Ð'A8Vÿ" style:font-name-complex=" Ð'A8Vÿ"/>
    </style:style>
    <style:style style:name="T36" style:family="text">
      <style:text-properties fo:color="#7f0055" fo:font-weight="bold" style:font-weight-asian="bold" style:font-weight-complex="bold"/>
    </style:style>
    <style:style style:name="T37" style:family="text">
      <style:text-properties fo:color="#7f0055" style:font-name="Monospace" fo:font-size="10pt" fo:font-weight="bold" style:font-size-asian="10pt" style:font-weight-asian="bold"/>
    </style:style>
    <style:style style:name="T38" style:family="text">
      <style:text-properties fo:color="#6a3e3e"/>
    </style:style>
    <style:style style:name="T39" style:family="text">
      <style:text-properties officeooo:rsid="0013b075"/>
    </style:style>
    <style:style style:name="T40" style:family="text">
      <style:text-properties fo:color="#3f5fbf" style:font-name="Monospace" fo:font-size="10pt" style:font-size-asian="10pt"/>
    </style:style>
    <style:style style:name="T41" style:family="text">
      <style:text-properties fo:color="#3f5fbf" style:font-name="Monospace" fo:font-size="10pt" officeooo:rsid="00147bcc" style:font-size-asian="10pt"/>
    </style:style>
    <style:style style:name="T42" style:family="text">
      <style:text-properties fo:color="#0000c0" style:font-name="Monospace" fo:font-size="10pt" fo:font-style="italic" fo:font-weight="bold" fo:background-color="#f0d8a8" loext:char-shading-value="0" style:font-size-asian="10pt" style:font-style-asian="italic" style:font-weight-asian="bold"/>
    </style:style>
    <style:style style:name="T43" style:family="text">
      <style:text-properties fo:color="#0000c0" style:font-name="Monospace" fo:font-size="10pt" fo:font-style="italic" fo:font-weight="bold" officeooo:rsid="00147bcc" fo:background-color="#f0d8a8" loext:char-shading-value="0" style:font-size-asian="10pt" style:font-style-asian="italic" style:font-weight-asian="bold"/>
    </style:style>
    <style:style style:name="T44" style:family="text">
      <style:text-properties fo:color="#0000c0" style:font-name="Courier New1" fo:font-size="10pt" fo:font-style="italic" fo:font-weight="bold" fo:background-color="#f0d8a8" loext:char-shading-value="0" style:font-size-asian="10pt" style:font-style-asian="italic" style:font-weight-asian="bold"/>
    </style:style>
    <style:style style:name="T45" style:family="text">
      <style:text-properties fo:color="#0000c0" style:font-name="Courier New1" fo:font-size="10pt" fo:font-style="italic" fo:font-weight="bold" officeooo:rsid="00147bcc" fo:background-color="#f0d8a8" loext:char-shading-value="0" style:font-size-asian="10pt" style:font-style-asian="italic" style:font-weight-asian="bold"/>
    </style:style>
    <style:style style:name="T46" style:family="text">
      <style:text-properties officeooo:rsid="0018ce7a"/>
    </style:style>
    <style:style style:name="T47" style:family="text">
      <style:text-properties officeooo:rsid="001a3dfb"/>
    </style:style>
    <style:style style:name="T48" style:family="text">
      <style:text-properties officeooo:rsid="001a57da"/>
    </style:style>
    <style:style style:name="T49" style:family="text">
      <style:text-properties officeooo:rsid="001f1580"/>
    </style:style>
    <style:style style:name="T50" style:family="text">
      <style:text-properties officeooo:rsid="001035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changed-region xml:id="ct140614056992432" text:id="ct140614056992432">
          <text:insertion>
            <office:change-info>
              <dc:creator>Carsten Ziegeler</dc:creator>
              <dc:date>2016-06-28T15:01:00</dc:date>
            </office:change-info>
          </text:insertion>
        </text:changed-region>
        <text:changed-region xml:id="ct140614055848144" text:id="ct140614055848144">
          <text:insertion>
            <office:change-info>
              <dc:creator>Carsten Ziegeler</dc:creator>
              <dc:date>2016-06-28T15:01:00</dc:date>
            </office:change-info>
          </text:insertion>
        </text:changed-region>
        <text:changed-region xml:id="ct140614055775632" text:id="ct140614055775632">
          <text:insertion>
            <office:change-info>
              <dc:creator>Carsten Ziegeler</dc:creator>
              <dc:date>2016-06-28T15:01:00</dc:date>
            </office:change-info>
          </text:insertion>
        </text:changed-region>
        <text:changed-region xml:id="ct140613973932368" text:id="ct140613973932368">
          <text:deletion>
            <office:change-info>
              <dc:creator>Carsten Ziegeler</dc:creator>
              <dc:date>2016-06-28T13:43:00</dc:date>
            </office:change-info>
            <text:p text:style-name="P1">, servlets, resources, </text:p>
          </text:deletion>
        </text:changed-region>
        <text:changed-region xml:id="ct140613973846848" text:id="ct140613973846848">
          <text:insertion>
            <office:change-info>
              <dc:creator>Carsten Ziegeler</dc:creator>
              <dc:date>2016-06-28T13:43:00</dc:date>
            </office:change-info>
          </text:insertion>
        </text:changed-region>
        <text:changed-region xml:id="ct140613973923184" text:id="ct140613973923184">
          <text:deletion>
            <office:change-info>
              <dc:creator>Carsten Ziegeler</dc:creator>
              <dc:date>2016-06-28T13:43:00</dc:date>
            </office:change-info>
            <text:p text:style-name="P1">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P1">Question (CZ): Is the special casing worth it? The only other option is to not support servlets or resources – which is another special case. We have the use case for registering whiteboard servlets with the Http Service.</text:p>
          </text:deletion>
        </text:changed-region>
        <text:changed-region xml:id="ct140614023938128" text:id="ct140614023938128">
          <text:insertion>
            <office:change-info>
              <dc:creator>Carsten Ziegeler</dc:creator>
              <dc:date>2016-06-28T14:54:00</dc:date>
            </office:change-info>
          </text:insertion>
        </text:changed-region>
        <text:changed-region xml:id="ct140613979208704" text:id="ct140613979208704">
          <text:insertion>
            <office:change-info>
              <dc:creator>Carsten Ziegeler</dc:creator>
              <dc:date>2016-06-28T14:54:00</dc:date>
            </office:change-info>
          </text:insertion>
        </text:changed-region>
        <text:changed-region xml:id="ct140613974651264" text:id="ct140613974651264">
          <text:insertion>
            <office:change-info>
              <dc:creator>Carsten Ziegeler</dc:creator>
              <dc:date>2016-06-28T14:55:00</dc:date>
            </office:change-info>
          </text:insertion>
        </text:changed-region>
        <text:changed-region xml:id="ct140614043711856" text:id="ct140614043711856">
          <text:insertion>
            <office:change-info>
              <dc:creator>Carsten Ziegeler</dc:creator>
              <dc:date>2016-06-28T14:56:00</dc:date>
            </office:change-info>
          </text:insertion>
        </text:changed-region>
        <text:changed-region xml:id="ct140614042576544" text:id="ct140614042576544">
          <text:insertion>
            <office:change-info>
              <dc:creator>Carsten Ziegeler</dc:creator>
              <dc:date>2016-06-28T14:57:00</dc:date>
            </office:change-info>
          </text:insertion>
        </text:changed-region>
        <text:changed-region xml:id="ct140614041800592" text:id="ct140614041800592">
          <text:insertion>
            <office:change-info>
              <dc:creator>Carsten Ziegeler</dc:creator>
              <dc:date>2016-06-28T14:58:00</dc:date>
            </office:change-info>
          </text:insertion>
        </text:changed-region>
        <text:changed-region xml:id="ct140614048972128" text:id="ct140614048972128">
          <text:insertion>
            <office:change-info>
              <dc:creator>Carsten Ziegeler</dc:creator>
              <dc:date>2016-06-28T14:59:00</dc:date>
            </office:change-info>
          </text:insertion>
        </text:changed-region>
        <text:changed-region xml:id="ct140613978668512" text:id="ct140613978668512">
          <text:deletion>
            <office:change-info>
              <dc:creator>Carsten Ziegeler</dc:creator>
              <dc:date>2016-06-28T14:54:00</dc:date>
            </office:change-info>
            <text:p text:style-name="P2">The service interface is modeled after the Servlet Filter interface:</text:p>
          </text:deletion>
        </text:changed-region>
        <text:changed-region xml:id="ct140614024790208" text:id="ct140614024790208">
          <text:insertion>
            <office:change-info>
              <dc:creator>Carsten Ziegeler</dc:creator>
              <dc:date>2016-06-28T14:54:00</dc:date>
            </office:change-info>
          </text:insertion>
        </text:changed-region>
        <text:changed-region xml:id="ct140614041726448" text:id="ct140614041726448">
          <text:deletion>
            <office:change-info>
              <dc:creator>Carsten Ziegeler</dc:creator>
              <dc:date>2016-06-28T14:54:00</dc:date>
            </office:change-info>
            <text:p text:style-name="P3"><text:span text:style-name="T1">public</text:span><text:span text:style-name="T2"> </text:span><text:span text:style-name="T1">void</text:span><text:span text:style-name="T2"> doFilter(ServletRequest </text:span><text:span text:style-name="T3">request</text:span><text:span text:style-name="T2">, ServletResponse </text:span><text:span text:style-name="T3">response</text:span><text:span text:style-name="T2">,</text:span></text:p>
            <text:p text:style-name="P3"><text:span text:style-name="T2"><text:s text:c="16"/></text:span><text:span text:style-name="T4">PreprocessorChain</text:span><text:span text:style-name="T2"> </text:span><text:span text:style-name="T3">chain</text:span><text:span text:style-name="T2">)</text:span></text:p>
            <text:p text:style-name="P3"><text:span text:style-name="T2"><text:s text:c="4"/></text:span><text:span text:style-name="T1">throws</text:span><text:span text:style-name="T2"> IOException, ServletException;</text:span></text:p>
          </text:deletion>
        </text:changed-region>
        <text:changed-region xml:id="ct140613973916272" text:id="ct140613973916272">
          <text:insertion>
            <office:change-info>
              <dc:creator>Raymond Augé</dc:creator>
              <dc:date>2016-06-28T08:10:00</dc:date>
            </office:change-info>
          </text:insertion>
        </text:changed-region>
        <text:changed-region xml:id="ct140613973944720" text:id="ct140613973944720">
          <text:insertion>
            <office:change-info>
              <dc:creator>Raymond Augé</dc:creator>
              <dc:date>2016-06-28T08:13:00</dc:date>
            </office:change-info>
          </text:insertion>
        </text:changed-region>
        <text:changed-region xml:id="ct140613973821312" text:id="ct140613973821312">
          <text:insertion>
            <office:change-info>
              <dc:creator>Raymond Augé</dc:creator>
              <dc:date>2016-06-28T08:11:00</dc:date>
            </office:change-info>
          </text:insertion>
        </text:changed-region>
        <text:changed-region xml:id="ct140613973889616" text:id="ct140613973889616">
          <text:insertion>
            <office:change-info>
              <dc:creator>Raymond Augé</dc:creator>
              <dc:date>2016-06-28T09:37:00</dc:date>
            </office:change-info>
          </text:insertion>
        </text:changed-region>
        <text:changed-region xml:id="ct140613973936144" text:id="ct140613973936144">
          <text:insertion>
            <office:change-info>
              <dc:creator>Raymond Augé</dc:creator>
              <dc:date>2016-06-28T09:39:00</dc:date>
            </office:change-info>
          </text:insertion>
        </text:changed-region>
        <text:changed-region xml:id="ct140613973951040" text:id="ct140613973951040">
          <text:insertion>
            <office:change-info>
              <dc:creator>Raymond Augé</dc:creator>
              <dc:date>2016-06-28T09:47:00</dc:date>
            </office:change-info>
          </text:insertion>
        </text:changed-region>
        <text:changed-region xml:id="ct140613973943392" text:id="ct140613973943392">
          <text:insertion>
            <office:change-info>
              <dc:creator>Raymond Augé</dc:creator>
              <dc:date>2016-06-28T09:58:00</dc:date>
            </office:change-info>
          </text:insertion>
        </text:changed-region>
        <text:changed-region xml:id="ct140613973935296" text:id="ct140613973935296">
          <text:insertion>
            <office:change-info>
              <dc:creator>Raymond Augé</dc:creator>
              <dc:date>2016-06-28T09:59:00</dc:date>
            </office:change-info>
          </text:insertion>
        </text:changed-region>
        <text:changed-region xml:id="ct140613973937552" text:id="ct140613973937552">
          <text:insertion>
            <office:change-info>
              <dc:creator>Raymond Augé</dc:creator>
              <dc:date>2016-06-28T10:00:00</dc:date>
            </office:change-info>
          </text:insertion>
        </text:changed-region>
        <text:changed-region xml:id="ct140613973947648" text:id="ct140613973947648">
          <text:insertion>
            <office:change-info>
              <dc:creator>Raymond Augé</dc:creator>
              <dc:date>2016-06-28T08:52:00</dc:date>
            </office:change-info>
          </text:insertion>
        </text:changed-region>
        <text:changed-region xml:id="ct140613973948656" text:id="ct140613973948656">
          <text:insertion>
            <office:change-info>
              <dc:creator>Raymond Augé</dc:creator>
              <dc:date>2016-06-28T09:59:00</dc:date>
            </office:change-info>
          </text:insertion>
        </text:changed-region>
        <text:changed-region xml:id="ct140613973960784" text:id="ct140613973960784">
          <text:insertion>
            <office:change-info>
              <dc:creator>Raymond Augé</dc:creator>
              <dc:date>2016-06-28T09:37:00</dc:date>
            </office:change-info>
          </text:insertion>
        </text:changed-region>
        <text:changed-region xml:id="ct140613973917440" text:id="ct140613973917440">
          <text:insertion>
            <office:change-info>
              <dc:creator>Raymond Augé</dc:creator>
              <dc:date>2016-06-28T10:12:00</dc:date>
            </office:change-info>
          </text:insertion>
        </text:changed-region>
        <text:changed-region xml:id="ct140613973951984" text:id="ct140613973951984">
          <text:insertion>
            <office:change-info>
              <dc:creator>Raymond Augé</dc:creator>
              <dc:date>2016-06-28T10:09:00</dc:date>
            </office:change-info>
          </text:insertion>
        </text:changed-region>
        <text:changed-region xml:id="ct140613973948880" text:id="ct140613973948880">
          <text:insertion>
            <office:change-info>
              <dc:creator>Raymond Augé</dc:creator>
              <dc:date>2016-06-28T10:10:00</dc:date>
            </office:change-info>
          </text:insertion>
        </text:changed-region>
        <text:changed-region xml:id="ct140613973957520" text:id="ct140613973957520">
          <text:insertion>
            <office:change-info>
              <dc:creator>Raymond Augé</dc:creator>
              <dc:date>2016-06-28T10:11:00</dc:date>
            </office:change-info>
          </text:insertion>
        </text:changed-region>
        <text:changed-region xml:id="ct140613973962480" text:id="ct140613973962480">
          <text:insertion>
            <office:change-info>
              <dc:creator>Raymond Augé</dc:creator>
              <dc:date>2016-06-28T10:16:00</dc:date>
            </office:change-info>
          </text:insertion>
        </text:changed-region>
        <text:changed-region xml:id="ct140614023861920" text:id="ct140614023861920">
          <text:deletion>
            <office:change-info>
              <dc:creator>Carsten Ziegeler</dc:creator>
              <dc:date>2016-06-28T14:53:00</dc:date>
            </office:change-info>
            <text:h text:style-name="P4" text:outline-level="2">Capabilities</text:h>
            <text:p text:style-name="P5">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6">Provide-Capability: osgi.implementation;<text:line-break/> <text:s text:c="19"/>osgi.implementation="osgi.httpservice";<text:line-break/> <text:s text:c="19"/>uses:="<text:span text:style-name="T5">org.osgi.service.http,javax.servlet,javax.servlet.http</text:span>";<text:line-break/> <text:s text:c="19"/>version:Version="1.3"</text:p>
            <text:p text:style-name="P7">This capability must follow the rules defined for the osgi.implementation Namespace.</text:p>
            <text:p text:style-name="P8">The bundle providing the Http Service must provide a capability in the osgi.service namespace representing this service. This capability must also declare a uses constraint for the org.osgi.service.http and the servlet api packages:</text:p>
            <text:p text:style-name="P8"/>
            <text:p text:style-name="P9">Provide-Capability: osgi.service;</text:p>
            <text:p text:style-name="P9"><text:s text:c="20"/>objectClass:List&lt;String&gt;="org.osgi.service.http.HttpService";</text:p>
            <text:p text:style-name="P9"><text:s text:c="20"/>uses:="<text:span text:style-name="T5">org.osgi.service.http,javax.servlet,javax.servlet.http</text:span>"</text:p>
            <text:p text:style-name="P10"/>
            <text:p text:style-name="P11"><text:span text:style-name="T6">This capability must follow the rules defined for the osgi.service Namespace.</text:span></text:p>
          </text:deletion>
        </text:changed-region>
        <text:changed-region xml:id="ct140613971833280" text:id="ct140613971833280">
          <text:deletion>
            <office:change-info>
              <dc:creator>Carsten Ziegeler</dc:creator>
              <dc:date>2016-06-28T14:53:00</dc:date>
            </office:change-info>
            <text:h text:style-name="P12" text:outline-level="2">Support for ServletContext logging</text:h>
            <text:p text:style-name="P13">If a web component calls one of the various log() methods on the <text:span text:style-name="T7">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13">A new method <text:span text:style-name="T7">boolean log(String, Throwable)</text:span> is added to the <text:span text:style-name="T7">ServletContextHelper</text:span>. The default implementation does nothing and returns <text:span text:style-name="T7">false</text:span>.</text:p>
            <text:p text:style-name="P14"><text:span text:style-name="T8">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2" draw:name="graphics3" text:anchor-type="paragraph" svg:width="17.78cm" svg:height="7.893cm" draw:z-index="0"><draw:image xlink:href="Pictures/1000020100000427000001D858483800E19BA5DB.png" xlink:type="simple" xlink:show="embed" xlink:actuate="onLoad"/></draw:frame></text:p>
      <text:p text:style-name="P33"><text:user-defined style:data-style-name="N0" text:name="RFC Title">RFC 223: Http Whiteboard Updates</text:user-defined></text:p>
      <text:p text:style-name="P33"><text:span text:style-name="T10">Draft<text:line-break/><text:line-break/></text:span><text:span text:style-name="T10"><text:page-count style:num-format="1">10</text:page-count></text:span><text:span text:style-name="T10"> Pages</text:span></text:p>
      <text:p text:style-name="P29">Abstract</text:p>
      <text:p text:style-name="P30">Updates to Http Whiteboard for Release 7.</text:p>
      <text:p text:style-name="P17"/>
      <text:h text:style-name="P51" text:outline-level="1" text:restart-numbering="true" text:start-value="-1">Document Information</text:h>
      <text:h text:style-name="P52" text:outline-level="2">License</text:h>
      <text:p text:style-name="P19">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52"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2" text:outline-level="2">Feedback</text:h>
      <text:p text:style-name="Body"><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5">0 Document Information<text:tab/>2</text:p>
          <text:p text:style-name="P66">0.1 License<text:tab/>2</text:p>
          <text:p text:style-name="P66">0.2 Trademarks<text:tab/>3</text:p>
          <text:p text:style-name="P66">0.3 Feedback<text:tab/>3</text:p>
          <text:p text:style-name="P66">0.4 Table of Contents<text:tab/>3</text:p>
          <text:p text:style-name="P66">0.5 Terminology and Document Conventions<text:tab/>4</text:p>
          <text:p text:style-name="P66">0.6 Revision History<text:tab/>4</text:p>
          <text:p text:style-name="P65">1 Introduction<text:tab/>4</text:p>
          <text:p text:style-name="P65">2 Application Domain<text:tab/>5</text:p>
          <text:p text:style-name="P65">3 Problem Description<text:tab/>5</text:p>
          <text:p text:style-name="P66">3.1 Whiteboard Services and Http Service (Bug 2872)<text:tab/>5</text:p>
          <text:p text:style-name="P66">3.2 Reusable Logic across Servlet Contexts (Bug 2900)<text:tab/>5</text:p>
          <text:p text:style-name="P66">3.3 Multipart Configuration Handling (Bug 2870)<text:tab/>5</text:p>
          <text:p text:style-name="P66">3.4 Support Servlets without a pattern (Bug 2897)<text:tab/>6</text:p>
          <text:p text:style-name="P65">4 Requirements<text:tab/>6</text:p>
          <text:p text:style-name="P65">5 Technical Solution<text:tab/>6</text:p>
          <text:p text:style-name="P66">5.1 Whiteboard Services and Http Service<text:tab/>6</text:p>
          <text:p text:style-name="P66">5.2 Request Preprocessing<text:tab/>7</text:p>
          <text:p text:style-name="P66">5.3 Multipart Configuration Handling<text:tab/>8</text:p>
          <text:p text:style-name="P66">5.4 Support Servlets without a pattern<text:tab/>8</text:p>
          <text:p text:style-name="P66">5.5 Capabilities<text:tab/>8</text:p>
          <text:p text:style-name="P66"><text:soft-page-break/>5.6 Support for ServletContext logging<text:tab/>9</text:p>
          <text:p text:style-name="P65">6 Data Transfer Objects<text:tab/>9</text:p>
          <text:p text:style-name="P65">7 Javadoc<text:tab/>9</text:p>
          <text:p text:style-name="P65">8 Considered Alternatives<text:tab/>10</text:p>
          <text:p text:style-name="P65">9 Security Considerations<text:tab/>10</text:p>
          <text:p text:style-name="P65">10 Document Support<text:tab/>10</text:p>
          <text:p text:style-name="P66">10.1 References<text:tab/>10</text:p>
          <text:p text:style-name="P66">10.2 Author’s Address<text:tab/>10</text:p>
          <text:p text:style-name="P66">10.3 Acronyms and Abbreviations<text:tab/>10</text:p>
          <text:p text:style-name="P66">10.4 End of Document<text:tab/>10</text:p>
        </text:index-body>
      </text:table-of-content>
      <text:p text:style-name="P17"/>
      <text:h text:style-name="P52"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12">Source code is shown in this typeface</text:span>.</text:p>
      <text:h text:style-name="P52"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6-04-22">
            <text:p text:style-name="P31">22.04.2016</text:p>
          </table:table-cell>
          <table:table-cell table:style-name="Table1.C1" office:value-type="string">
            <text:p text:style-name="P31">Initial draft</text:p>
            <text:p text:style-name="P31">Carsten Ziegeler, Adobe</text:p>
          </table:table-cell>
        </table:table-row>
        <table:table-row table:style-name="Table1.2">
          <table:table-cell table:style-name="Table1.A4" office:value-type="string">
            <text:p text:style-name="P68"><text:change-start text:change-id="ct140614056992432"/>0.1<text:change-end text:change-id="ct140614056992432"/></text:p>
          </table:table-cell>
          <table:table-cell table:style-name="Table1.B3" office:value-type="date" office:date-value="2016-06-28">
            <text:p text:style-name="P69"><text:change-start text:change-id="ct140614055848144"/>28.06.2016<text:change-end text:change-id="ct140614055848144"/></text:p>
          </table:table-cell>
          <table:table-cell table:style-name="Table1.C4" office:value-type="string">
            <text:p text:style-name="P69"><text:change-start text:change-id="ct140614055775632"/>Updates from the Darmstadt F2F</text:p>
            <text:p text:style-name="P69">Carsten Ziegeler, Adobe<text:change-end text:change-id="ct140614055775632"/></text:p>
          </table:table-cell>
        </table:table-row>
        <table:table-row table:style-name="Table1.2">
          <table:table-cell table:style-name="Table1.A4" office:value-type="string">
            <text:p text:style-name="P32"/>
          </table:table-cell>
          <table:table-cell table:style-name="Table1.B3">
            <text:p text:style-name="P31"/>
          </table:table-cell>
          <table:table-cell table:style-name="Table1.C4" office:value-type="string">
            <text:p text:style-name="P31"/>
          </table:table-cell>
        </table:table-row>
      </table:table>
      <text:p text:style-name="P17"/>
      <text:h text:style-name="P50" text:outline-level="1">Introduction</text:h>
      <text:p text:style-name="P17">This RFC collects a numbers of requested enhancements to Http Whiteboard Service that were suggested after Release 6 design work was completed. </text:p>
      <text:h text:style-name="P50" text:outline-level="1"><text:soft-page-break/>Application Domain</text:h>
      <text:p text:style-name="P17">The Http Whiteboard Specification was first released in 2015 as part of Release 6. From the Version 1.0 spec:</text:p>
      <text:p text:style-name="P41">The OSGi Http Whiteboard Specification provides a light and convenient way of using servlets, servlet filters, servlet listeners and web resources in an OSGi environment through the use of the [7] Whiteboard <text:span text:style-name="T13">Pattern.</text:span></text:p>
      <text:h text:style-name="P50"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20">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20"><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text:soft-pag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50"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3">HW-0050 – Provide a mechanism to provide an alternative logger for logging through ServletContext.</text:p>
      <text:p text:style-name="P17"/>
      <text:h text:style-name="P50" text:outline-level="1">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7">osgi.http.whiteboard.context.httpservice</text:span>. The value for this property is not further specified.</text:p>
      <text:p text:style-name="Body">The following example registers a servlet filter for all servlets managed by the Http Service:</text:p>
      <text:p text:style-name="P37"><text:soft-page-break/><text:span text:style-name="Default_20_Paragraph_20_Font"><text:span text:style-name="T7">@Component(service = </text:span></text:span><text:span text:style-name="Default_20_Paragraph_20_Font"><text:span text:style-name="T15">Filter</text:span></text:span><text:span text:style-name="Default_20_Paragraph_20_Font"><text:span text:style-name="T20">.</text:span></text:span><text:span text:style-name="Default_20_Paragraph_20_Font"><text:span text:style-name="T18">class</text:span></text:span><text:span text:style-name="Default_20_Paragraph_20_Font"><text:span text:style-name="T15">,</text:span></text:span><text:span text:style-name="Default_20_Paragraph_20_Font"><text:span text:style-name="T7"> </text:span></text:span><text:span text:style-name="Default_20_Paragraph_20_Font"><text:span text:style-name="T28">scope=ServiceScope.PROTOTYPE,</text:span></text:span></text:p>
      <text:p text:style-name="P42"><text:span text:style-name="Default_20_Paragraph_20_Font"><text:span text:style-name="T7"><text:s text:c="3"/>property={</text:span></text:span></text:p>
      <text:p text:style-name="P42"><text:span text:style-name="Default_20_Paragraph_20_Font"><text:span text:style-name="T7"><text:s text:c="5"/>"osgi.http.whiteboard.filter.pattern=/",</text:span></text:span></text:p>
      <text:p text:style-name="P42"><text:span text:style-name="Default_20_Paragraph_20_Font"><text:span text:style-name="T7"><text:s text:c="5"/>"osgi.http.whiteboard.context.</text:span></text:span><text:span text:style-name="Default_20_Paragraph_20_Font"><text:span text:style-name="T17">select=" +<text:line-break/> <text:s text:c="11"/>"(osgi.http.whiteboard.context.httpservice=*)"</text:span></text:span><text:span text:style-name="Default_20_Paragraph_20_Font"><text:span text:style-name="T7">})<text:line-break/></text:span></text:span><text:span text:style-name="Default_20_Paragraph_20_Font"><text:span text:style-name="T18">public</text:span></text:span><text:span text:style-name="Default_20_Paragraph_20_Font"><text:span text:style-name="T20"> </text:span></text:span><text:span text:style-name="Default_20_Paragraph_20_Font"><text:span text:style-name="T18">class</text:span></text:span><text:span text:style-name="Default_20_Paragraph_20_Font"><text:span text:style-name="T20"> MyFilter </text:span></text:span><text:span text:style-name="Default_20_Paragraph_20_Font"><text:span text:style-name="T18">implements</text:span></text:span><text:span text:style-name="Default_20_Paragraph_20_Font"><text:span text:style-name="T20">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1">In the same way<text:change text:change-id="ct140613973932368"/>error pages and listeners can be associated with the Http Contexts managed by the Http Service. <text:change-start text:change-id="ct140613973846848"/><text:span text:style-name="T49">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1"><text:change-end text:change-id="ct140613973846848"/><text:change text:change-id="ct140613973923184"/></text:p>
      <text:p text:style-name="Body"/>
      <text:h text:style-name="Heading_20_2" text:outline-level="2">Request Preprocessing</text:h>
      <text:p text:style-name="Body"><text:span text:style-name="T31">A new service </text:span><text:change-start text:change-id="ct140614023938128"/><text:span text:style-name="T32">markre </text:span><text:change-end text:change-id="ct140614023938128"/><text:span text:style-name="T31">interface Preprocessor allows to register services using a whiteboard pattern. </text:span><text:change-start text:change-id="ct140613979208704"/><text:span text:style-name="T32">The interface extends the Filter interfaces. </text:span><text:change-end text:change-id="ct140613979208704"/><text:span text:style-name="T31">Services of this type are always run before request dispatching is performed. If there are several services of this type, they are run in order of there service ranking, the one with the highest ranking is used first. </text:span><text:span text:style-name="T33">In the case of a service ranking </text:span><text:span text:style-name="T35">tie, the servlet filter with the lowest service.id is processed first.</text:span><text:change-start text:change-id="ct140613974651264"/></text:p>
      <text:p text:style-name="P64"><text:span text:style-name="T35">The preprocessor is handled in the same way as filters, e.g init and destroy are called etc.</text:span><text:change-end text:change-id="ct140613974651264"/><text:change-start text:change-id="ct140614043711856"/><text:span text:style-name="T35"> However as these preprocessors are run before dispatching and therefore the </text:span><text:change-end text:change-id="ct140614043711856"/><text:change-start text:change-id="ct140614042576544"/><text:span text:style-name="T35">targetted servlet context is not known yet, FilterConfig.getServletContext returns </text:span><text:change-end text:change-id="ct140614042576544"/><text:change-start text:change-id="ct140614041800592"/><text:span text:style-name="T35">the servlet context of the backing implementation. The same context is re</text:span><text:change-end text:change-id="ct140614041800592"/><text:change-start text:change-id="ct140614048972128"/><text:span text:style-name="T35">turned by the request object. The context path is the context path of this underlying servlet context.</text:span><text:change-end text:change-id="ct140614048972128"/></text:p>
      <text:p text:style-name="P2"><text:change text:change-id="ct140613978668512"/></text:p>
      <text:p text:style-name="P38">@ConsumerType</text:p>
      <text:p text:style-name="P3"><text:span text:style-name="T1">public</text:span><text:span text:style-name="T2"> </text:span><text:span text:style-name="T1">interface</text:span><text:span text:style-name="T2"> Preprocessor </text:span><text:change-start text:change-id="ct140614024790208"/><text:span text:style-name="T26">extends Filter </text:span><text:change-end text:change-id="ct140614024790208"/><text:span text:style-name="T2">{</text:span></text:p>
      <text:p text:style-name="P44"><text:s text:c="4"/></text:p>
      <text:p text:style-name="P3"><text:span text:style-name="T2"><text:s text:c="4"/></text:span><text:change text:change-id="ct140614041726448"/></text:p>
      <text:p text:style-name="P44">}</text:p>
      <text:p text:style-name="P21">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text:soft-page-break/>Multipart Configuration Handling</text:h>
      <text:p text:style-name="P24"><text:change-start text:change-id="ct140613973916272"/><text:span text:style-name="T39">Support for multipart configuration handling is requested by setting the </text:span><text:span text:style-name="T29">osgi.http.whiteboard.servlet.multipartEnabled</text:span><text:span text:style-name="T39"> equal to </text:span><text:span text:style-name="T29">true</text:span><text:span text:style-name="T39"> for servlets or </text:span><text:span text:style-name="T29">osgi.http.whiteboard.filter.multipartEnabled</text:span><text:span text:style-name="T39"> equal to </text:span><text:span text:style-name="T29">true</text:span><text:span text:style-name="T39"> for filters.</text:span></text:p>
      <text:p text:style-name="P24"><text:span text:style-name="T39">???? An Http Service which does not support multipart configuration should reject such servlets and create a </text:span><text:span text:style-name="T28">FailedServletDTO</text:span><text:span text:style-name="T39"> who’s </text:span><text:span text:style-name="T29">failureReason</text:span><text:span text:style-name="T39"> field is set to</text:span><text:change-end text:change-id="ct140613973916272"/><text:change-start text:change-id="ct140613973944720"/><text:span text:style-name="T39"> </text:span><text:span text:style-name="T25">DTOConstants.</text:span><text:span text:style-name="T44">FAILURE_REASON_</text:span><text:span text:style-name="T45">MULTIPART_NOT_SUPORTED</text:span><text:change-end text:change-id="ct140613973944720"/><text:change-start text:change-id="ct140613973821312"/><text:span text:style-name="T39">:<text:line-break/></text:span></text:p>
      <text:p text:style-name="P46"><text:span text:style-name="T23"><text:tab/></text:span><text:span text:style-name="T40">/**</text:span></text:p>
      <text:p text:style-name="P47"><text:span text:style-name="T40"><text:tab/> * The service is not registered </text:span><text:span text:style-name="T41">as multipart support is not provided by the <text:s text:c="3"/></text:span></text:p>
      <text:p text:style-name="P47"><text:span text:style-name="T41"><text:tab/> * http service</text:span><text:span text:style-name="T40">.</text:span></text:p>
      <text:p text:style-name="P48"><text:tab/> */</text:p>
      <text:p text:style-name="P46"><text:span text:style-name="T23"><text:tab/></text:span><text:span text:style-name="T37">public</text:span><text:span text:style-name="T23"> </text:span><text:span text:style-name="T37">static</text:span><text:span text:style-name="T23"> </text:span><text:span text:style-name="T37">final</text:span><text:span text:style-name="T23"> </text:span><text:span text:style-name="T37">int</text:span><text:span text:style-name="T23"><text:tab/></text:span><text:span text:style-name="T42">FAILURE_REASON_</text:span><text:span text:style-name="T43">MULTIPART_NOT_SUPORTED</text:span><text:span text:style-name="T23"><text:tab/><text:tab/>= </text:span><text:span text:style-name="T24">8</text:span><text:span text:style-name="T23">;</text:span></text:p>
      <text:p text:style-name="P40"><text:change-end text:change-id="ct140613973821312"/><text:change-start text:change-id="ct140613973889616"/></text:p>
      <text:p text:style-name="P36"><text:change-end text:change-id="ct140613973889616"/><text:change-start text:change-id="ct140613973936144"/>Multipart configuration <text:change-end text:change-id="ct140613973936144"/><text:change-start text:change-id="ct140613973951040"/><text:span text:style-name="T46">can be</text:span><text:change-end text:change-id="ct140613973951040"/><text:change-start text:change-id="ct140613973943392"/><text:span text:style-name="T46"> refined with</text:span><text:change-end text:change-id="ct140613973943392"/><text:change-start text:change-id="ct140613973935296"/><text:span text:style-name="T46"> the following properties:</text:span><text:change-end text:change-id="ct140613973935296"/><text:change-start text:change-id="ct140613973937552"/><text:span text:style-name="T46"><text:line-break/></text:span><text:change-end text:change-id="ct140613973937552"/><text:change-start text:change-id="ct140613973947648"/></text:p>
      <text:list xml:id="list8476192734306049163" text:style-name="L1">
        <text:list-item>
          <text:p text:style-name="P71"><text:change-end text:change-id="ct140613973947648"/><text:change-start text:change-id="ct140613973948656"/><text:span text:style-name="T29">osgi.http.whiteboard.filter.multipart.</text:span><text:change-end text:change-id="ct140613973948656"/><text:change-start text:change-id="ct140613973960784"/>location<text:span text:style-name="T30"> (String)</text:span></text:p>
        </text:list-item>
        <text:list-item>
          <text:p text:style-name="P71"><text:span text:style-name="T29">osgi.http.whiteboard.filter.multipart.</text:span>max<text:span text:style-name="T47">F</text:span>ile<text:span text:style-name="T47">S</text:span>ize<text:span text:style-name="T30"> </text:span><text:span text:style-name="T34">(long)</text:span></text:p>
        </text:list-item>
        <text:list-item>
          <text:p text:style-name="P71"><text:span text:style-name="T29">osgi.http.whiteboard.filter.multipart.</text:span>max<text:span text:style-name="T47">R</text:span>equest<text:span text:style-name="T47">S</text:span>ize<text:span text:style-name="T30"> </text:span><text:span text:style-name="T34">(long)</text:span></text:p>
        </text:list-item>
        <text:list-item>
          <text:p text:style-name="P71"><text:span text:style-name="T29">osgi.http.whiteboard.filter.multipart.</text:span>file<text:span text:style-name="T47">S</text:span>ize<text:span text:style-name="T47">T</text:span>hreshold<text:span text:style-name="T30"> </text:span><text:span text:style-name="T34">(int)</text:span><text:change-end text:change-id="ct140613973960784"/><text:change-start text:change-id="ct140613973917440"/></text:p>
        </text:list-item>
      </text:list>
      <text:p text:style-name="P43"><text:change-end text:change-id="ct140613973917440"/><text:change-start text:change-id="ct140613973951984"/></text:p>
      <text:p text:style-name="P49">???? <text:change-end text:change-id="ct140613973951984"/><text:change-start text:change-id="ct140613973948880"/><text:span text:style-name="T48">It may not be possible for implementations to support</text:span><text:change-end text:change-id="ct140613973948880"/><text:change-start text:change-id="ct140613973957520"/><text:span text:style-name="T48"> the find grained configuration.</text:span><text:change-end text:change-id="ct140613973957520"/><text:change-start text:change-id="ct140613973962480"/><text:span text:style-name="T48"> So how should we spec this?</text:span><text:change-end text:change-id="ct140613973962480"/></text:p>
      <text:h text:style-name="P53" text:outline-level="2">Support Servlets without a pattern</text:h>
      <text:p text:style-name="Body">The requirements for a whiteboard servlet in section 140.4 is changed from requiring a configured pattern using the property<text:span text:style-name="T15"> </text:span><text:span text:style-name="T16">osgi.http.whiteboard.servlet.pattern.</text:span> The servlet must have at least one valid value for one of these properties:</text:p>
      <text:list xml:id="list2908350478464439696" text:style-name="L2">
        <text:list-item>
          <text:p text:style-name="P56">osgi.http.whiteboard.servlet.pattern</text:p>
        </text:list-item>
        <text:list-item>
          <text:p text:style-name="P56">osgi.http.whiteboard.servlet.name</text:p>
        </text:list-item>
        <text:list-item>
          <text:p text:style-name="P56">osgi.http.whiteboard.servlet.errorPage</text:p>
        </text:list-item>
      </text:list>
      <text:h text:style-name="P4" text:outline-level="2"><text:change text:change-id="ct140614023861920"/></text:h>
      <text:p text:style-name="P39"><text:soft-page-break/></text:p>
      <text:h text:style-name="P12" text:outline-level="2"><text:change text:change-id="ct140613971833280"/></text:h>
      <text:h text:style-name="P12" text:outline-level="2" text:is-list-header="true"/>
      <text:h text:style-name="P50" text:outline-level="1">Data Transfer Objects</text:h>
      <text:p text:style-name="P25">RFC 185 defines Data Transfer Objects as a generic means for management solutions to interact with runtime entities in an OSGi Framework. DTOs provides a common, easily serializable representation of the technology.</text:p>
      <text:p text:style-name="P25">For all new functionality added to the OSGi Framework the question should be asked: would this feature benefit from a DTO? The expectation is that in most cases it would.</text:p>
      <text:p text:style-name="P25">The DTOs for the design in this RFC should be described here and if there are no DTOs being defined an explanation should be given explaining why this is not applicable in this case.</text:p>
      <text:p text:style-name="P25">This section is optional and could also be provided in a separate RFC.</text:p>
      <text:h text:style-name="P50" text:outline-level="1">Javadoc</text:h>
      <text:p text:style-name="P26"><text:span text:style-name="T1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9">https://www.osgi.org/members/RFC/Javadoc</text:span></text:a><text:span text:style-name="T11"> </text:span></text:p>
      <text:h text:style-name="P50" text:outline-level="1"><text:soft-page-break/>Considered Alternatives</text:h>
      <text:h text:style-name="P50" text:outline-level="1">Security Considerations</text:h>
      <text:p text:style-name="P18">Description of all known vulnerabilities this may either introduce or address as well as scenarios of how the weaknesses could be circumvented.</text:p>
      <text:h text:style-name="P50" text:outline-level="1">Document Support</text:h>
      <text:h text:style-name="P52" text:outline-level="2">References</text:h>
      <text:list xml:id="list2941759857751464938" text:style-name="WW8Num3">
        <text:list-item>
          <text:p text:style-name="P70"><text:bookmark-start text:name="_Ref493020620"/>Bradner, S., Key words for use in RFCs to Indicate Requirement Levels, RFC2119, March 1997.<text:bookmark-end text:name="_Ref493020620"/></text:p>
        </text:list-item>
        <text:list-item>
          <text:p text:style-name="P70">Software Requirements &amp; Specifications. Michael Jackson. ISBN 0-201-87712-0</text:p>
        </text:list-item>
      </text:list>
      <text:h text:style-name="P52"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Carsten Ziegeler</text:p>
          </table:table-cell>
        </table:table-row>
        <table:table-row table:style-name="Table2.1">
          <table:table-cell table:style-name="Table2.A1" office:value-type="string">
            <text:p text:style-name="P28">Company</text:p>
          </table:table-cell>
          <table:table-cell table:style-name="Table2.B1" office:value-type="string">
            <text:p text:style-name="P28">Adobe Systems Incorporated</text:p>
          </table:table-cell>
        </table:table-row>
      </table:table>
      <text:p text:style-name="P17"/>
      <text:h text:style-name="P52" text:outline-level="2">Acronyms and Abbreviations</text:h>
      <text:p text:style-name="P17"/>
      <text:h text:style-name="P52"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1"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4</text:page-number> of <text:page-count style:num-format="1">10</text:page-count></text:p>
        <text:p text:style-name="Header"/>
        <text:p text:style-name="Header"><text:tab/>Draft<text:tab/> <text:modification-date style:data-style-name="N76">June 28,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66</meta:editing-cycles>
    <meta:editing-duration>P2DT6H31M9S</meta:editing-duration>
    <meta:initial-creator>BJ Hargrave</meta:initial-creator>
    <dc:date>2016-06-28T15:01:19.575264000</dc:date>
    <dc:creator>Carsten Ziegeler</dc:creator>
    <meta:document-statistic meta:table-count="2" meta:image-count="2" meta:object-count="0" meta:page-count="10" meta:paragraph-count="157" meta:word-count="2513" meta:character-count="17059" meta:non-whitespace-character-count="14598"/>
    <meta:user-defined meta:name="Info"/>
    <meta:user-defined meta:name="Info 3"/>
    <meta:user-defined meta:name="Info 4"/>
    <meta:user-defined meta:name="RFC Title">RFC 223: Http Whiteboard Updates</meta:user-defined>
  </office:meta>
</office:document-meta>
</file>